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2677" officeooo:paragraph-rsid="00052677"/>
    </style:style>
    <style:style style:name="P2" style:family="paragraph" style:parent-style-name="Standard">
      <style:text-properties officeooo:rsid="00057ff7" officeooo:paragraph-rsid="00057ff7"/>
    </style:style>
    <style:style style:name="P3" style:family="paragraph" style:parent-style-name="Standard">
      <style:text-properties officeooo:rsid="0006e643" officeooo:paragraph-rsid="0006e6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e testing</text:p>
      <text:p text:style-name="P1"/>
      <text:p text:style-name="P2">There are differences in the tree created with the sample bst and the bst.</text:p>
      <text:p text:style-name="P2">In the pdf created with the sample all nodes contain the value 1</text:p>
      <text:p text:style-name="P2">In the pdf created by our code the nodes all contain the value 0</text:p>
      <text:p text:style-name="P2"/>
      <text:p text:style-name="P3">when testing red black tree I get a similar problem sample tree outputs the below, our tree outputs nothing</text:p>
      <text:p text:style-name="P3"/>
      <text:p text:style-name="P3">jcross@oucs1427[/home/cshome/j/jcross/242/Assignment]$ ./sample-tree &lt; dictionary.txt -r document.txt</text:p>
      <text:p text:style-name="P3"/>
      <text:p text:style-name="P3">1 <text:s text:c="3"/>morbidity</text:p>
      <text:p text:style-name="P3">1 <text:s text:c="3"/>effractor</text:p>
      <text:p text:style-name="P3">1 <text:s text:c="3"/>configurationism</text:p>
      <text:p text:style-name="P3">1 <text:s text:c="3"/>caudillo</text:p>
      <text:p text:style-name="P3">1 <text:s text:c="3"/>bizerte</text:p>
      <text:p text:style-name="P3">1 <text:s text:c="3"/>arcaded</text:p>
      <text:p text:style-name="P3">1 <text:s text:c="3"/>antiexpansionism</text:p>
      <text:p text:style-name="P3">1 <text:s text:c="3"/>astraphobia</text:p>
      <text:p text:style-name="P3">1 <text:s text:c="3"/>boldhearted</text:p>
      <text:p text:style-name="P3">1 <text:s text:c="3"/>blacken</text:p>
      <text:p text:style-name="P3">1 <text:s text:c="3"/>cameo</text:p>
      <text:p text:style-name="P3">1 <text:s text:c="3"/>commissioner</text:p>
      <text:p text:style-name="P3">1 <text:s text:c="3"/>christen</text:p>
      <text:p text:style-name="P3">1 <text:s text:c="3"/>concentrate</text:p>
      <text:p text:style-name="P3">1 <text:s text:c="3"/>dervishism</text:p>
      <text:p text:style-name="P3">1 <text:s text:c="3"/>correlated</text:p>
      <text:p text:style-name="P3">1 <text:s text:c="3"/>conster</text:p>
      <text:p text:style-name="P3">1 <text:s text:c="3"/>conversant</text:p>
      <text:p text:style-name="P3">1 <text:s text:c="3"/>darien</text:p>
      <text:p text:style-name="P3">1 <text:s text:c="3"/>crummie</text:p>
      <text:p text:style-name="P3">1 <text:s text:c="3"/>dist</text:p>
      <text:p text:style-name="P3">1 <text:s text:c="3"/>diagraph</text:p>
      <text:p text:style-name="P3">1 <text:s text:c="3"/>dihydrosphingosine</text:p>
      <text:p text:style-name="P3">1 <text:s text:c="3"/>efficaciousness</text:p>
      <text:p text:style-name="P3">1 <text:s text:c="3"/>heteroecious</text:p>
      <text:p text:style-name="P3">1 <text:s text:c="3"/>gadhelic</text:p>
      <text:p text:style-name="P3">1 <text:s text:c="3"/>fatuous</text:p>
      <text:p text:style-name="P3">1 <text:s text:c="3"/>fah</text:p>
      <text:p text:style-name="P3">1 <text:s text:c="3"/>exclaim</text:p>
      <text:p text:style-name="P3">1 <text:s text:c="3"/>farsightedness</text:p>
      <text:p text:style-name="P3">1 <text:s text:c="3"/>finlet</text:p>
      <text:p text:style-name="P3">1 <text:s text:c="3"/>freeway</text:p>
      <text:p text:style-name="P3">1 <text:s text:c="3"/>gloomiest</text:p>
      <text:p text:style-name="P3">1 <text:s text:c="3"/>gael</text:p>
      <text:p text:style-name="P3">1 <text:s text:c="3"/>hecticness</text:p>
      <text:p text:style-name="P3">1 <text:s text:c="3"/>goethite</text:p>
      <text:p text:style-name="P3">1 <text:s text:c="3"/>linearized</text:p>
      <text:p text:style-name="P3"><text:soft-page-break/>1 <text:s text:c="3"/>karaitic</text:p>
      <text:p text:style-name="P3">1 <text:s text:c="3"/>inradius</text:p>
      <text:p text:style-name="P3">1 <text:s text:c="3"/>hrer</text:p>
      <text:p text:style-name="P3">1 <text:s text:c="3"/>hood</text:p>
      <text:p text:style-name="P3">1 <text:s text:c="3"/>illiquid</text:p>
      <text:p text:style-name="P3">1 <text:s text:c="3"/>isbn</text:p>
      <text:p text:style-name="P3">1 <text:s text:c="3"/>interwork</text:p>
      <text:p text:style-name="P3">1 <text:s text:c="3"/>kokomo</text:p>
      <text:p text:style-name="P3">1 <text:s text:c="3"/>misedit</text:p>
      <text:p text:style-name="P3">1 <text:s text:c="3"/>lugubriosity</text:p>
      <text:p text:style-name="P3">1 <text:s text:c="3"/>lithophytic</text:p>
      <text:p text:style-name="P3">1 <text:s text:c="3"/>merdivorous</text:p>
      <text:p text:style-name="P3">1 <text:s text:c="3"/>mistranscribed</text:p>
      <text:p text:style-name="P3">1 <text:s text:c="3"/>superelastic</text:p>
      <text:p text:style-name="P3">1 <text:s text:c="3"/>pamphletizing</text:p>
      <text:p text:style-name="P3">1 <text:s text:c="3"/>obstinacy</text:p>
      <text:p text:style-name="P3">1 <text:s text:c="3"/>nonformative</text:p>
      <text:p text:style-name="P3">1 <text:s text:c="3"/>mutating</text:p>
      <text:p text:style-name="P3">1 <text:s text:c="3"/>moronity</text:p>
      <text:p text:style-name="P3">1 <text:s text:c="3"/>nondisrupting</text:p>
      <text:p text:style-name="P3">1 <text:s text:c="3"/>nonmasteries</text:p>
      <text:p text:style-name="P3">1 <text:s text:c="3"/>nonliteracy</text:p>
      <text:p text:style-name="P3">1 <text:s text:c="3"/>nonthinker</text:p>
      <text:p text:style-name="P3">1 <text:s text:c="3"/>outdrinking</text:p>
      <text:p text:style-name="P3">1 <text:s text:c="3"/>oinochoe</text:p>
      <text:p text:style-name="P3">1 <text:s text:c="3"/>overemphatic</text:p>
      <text:p text:style-name="P3">1 <text:s text:c="3"/>overbulkiness</text:p>
      <text:p text:style-name="P3">1 <text:s text:c="3"/>outwiling</text:p>
      <text:p text:style-name="P3">1 <text:s text:c="3"/>paleozological</text:p>
      <text:p text:style-name="P3">1 <text:s text:c="3"/>savants</text:p>
      <text:p text:style-name="P3">1 <text:s text:c="3"/>redolently</text:p>
      <text:p text:style-name="P3">1 <text:s text:c="3"/>puristical</text:p>
      <text:p text:style-name="P3">1 <text:s text:c="3"/>performance</text:p>
      <text:p text:style-name="P3">1 <text:s text:c="3"/>pandanuses</text:p>
      <text:p text:style-name="P3">1 <text:s text:c="3"/>psychophysiologically</text:p>
      <text:p text:style-name="P3">1 <text:s text:c="3"/>reauthorization</text:p>
      <text:p text:style-name="P3">1 <text:s text:c="3"/>purview</text:p>
      <text:p text:style-name="P3">1 <text:s text:c="3"/>recrystallizing</text:p>
      <text:p text:style-name="P3">1 <text:s text:c="3"/>satiably</text:p>
      <text:p text:style-name="P3">1 <text:s text:c="3"/>reichsf</text:p>
      <text:p text:style-name="P3">1 <text:s text:c="3"/>soothsay</text:p>
      <text:p text:style-name="P3">1 <text:s text:c="3"/>shinning</text:p>
      <text:p text:style-name="P3">1 <text:s text:c="3"/>scalage</text:p>
      <text:p text:style-name="P3">1 <text:s text:c="3"/>sixth</text:p>
      <text:p text:style-name="P3">1 <text:s text:c="3"/>subconnation</text:p>
      <text:p text:style-name="P3">1 <text:s text:c="3"/>spherulate</text:p>
      <text:p text:style-name="P3">1 <text:s text:c="3"/>subcuratorship</text:p>
      <text:p text:style-name="P3">1 <text:s text:c="3"/>unberouged</text:p>
      <text:p text:style-name="P3">1 <text:s text:c="3"/>transmitter</text:p>
      <text:p text:style-name="P3"><text:soft-page-break/>1 <text:s text:c="3"/>tod</text:p>
      <text:p text:style-name="P3">1 <text:s text:c="3"/>syracuse</text:p>
      <text:p text:style-name="P3">1 <text:s text:c="3"/>terefah</text:p>
      <text:p text:style-name="P3">1 <text:s text:c="3"/>traducement</text:p>
      <text:p text:style-name="P3">1 <text:s text:c="3"/>unaccessibility</text:p>
      <text:p text:style-name="P3">1 <text:s text:c="3"/>tubulated</text:p>
      <text:p text:style-name="P3">1 <text:s text:c="3"/>ultraconservative</text:p>
      <text:p text:style-name="P3">1 <text:s text:c="3"/>unantagonized</text:p>
      <text:p text:style-name="P3">1 <text:s text:c="3"/>unasthmatic</text:p>
      <text:p text:style-name="P3">1 <text:s text:c="3"/>untrafficked</text:p>
      <text:p text:style-name="P3">1 <text:s text:c="3"/>unhuman</text:p>
      <text:p text:style-name="P3">1 <text:s text:c="3"/>unencountered</text:p>
      <text:p text:style-name="P3">1 <text:s text:c="3"/>unperceptible</text:p>
      <text:p text:style-name="P3">1 <text:s text:c="3"/>whereupon</text:p>
      <text:p text:style-name="P3">1 <text:s text:c="3"/>vesi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2:29:58.357348079</meta:creation-date>
    <dc:date>2016-09-07T12:48:49.510519655</dc:date>
    <meta:editing-duration>PT3M40S</meta:editing-duration>
    <meta:editing-cycles>2</meta:editing-cycles>
    <meta:generator>LibreOffice/4.4.7.2$Linux_X86_64 LibreOffice_project/40$Build-2</meta:generator>
    <meta:document-statistic meta:table-count="0" meta:image-count="0" meta:object-count="0" meta:page-count="3" meta:paragraph-count="107" meta:word-count="270" meta:character-count="1906" meta:non-whitespace-character-count="1440"/>
  </office:meta>
</office:document-meta>
</file>